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8637"/>
    </style:style>
    <style:style style:name="P2" style:family="paragraph" style:parent-style-name="Heading_20_2">
      <style:text-properties officeooo:rsid="00038637" officeooo:paragraph-rsid="00038637"/>
    </style:style>
    <style:style style:name="P3" style:family="paragraph" style:parent-style-name="Heading_20_3">
      <style:text-properties officeooo:rsid="0004b56c" officeooo:paragraph-rsid="0004b56c"/>
    </style:style>
    <style:style style:name="P4" style:family="paragraph" style:parent-style-name="Text_20_body">
      <style:text-properties officeooo:paragraph-rsid="00038637"/>
    </style:style>
    <style:style style:name="P5" style:family="paragraph" style:parent-style-name="Text_20_body">
      <style:text-properties officeooo:rsid="0004b56c" officeooo:paragraph-rsid="0004b56c"/>
    </style:style>
    <style:style style:name="P6" style:family="paragraph" style:parent-style-name="Text_20_body">
      <style:text-properties officeooo:paragraph-rsid="0004b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Final opinoin from simon</text:h>
      <text:p text:style-name="P1"/>
      <text:h text:style-name="P2" text:outline-level="2">Final testing</text:h>
      <text:p text:style-name="P1"/>
      <text:h text:style-name="P3" text:outline-level="3">Glareing flaws</text:h>
      <text:p text:style-name="P6"/>
      <text:p text:style-name="P5">Unfinnishednes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8:46:18.216000000</dc:date>
    <meta:editing-duration>PT52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4" meta:word-count="9" meta:character-count="66" meta:non-whitespace-character-count="61"/>
  </office:meta>
</office:document-meta>
</file>